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32.9mm"/>
    </style:style>
    <style:style style:name="co5" style:family="table-column">
      <style:table-column-properties fo:break-before="auto" style:column-width="26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.6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61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61"/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ext-properties style:font-name="Liberation Sans" style:font-name-asian="DejaVu Sans" style:font-name-complex="FreeSans"/>
    </style:style>
  </office:automatic-styles>
  <office:body>
    <office:spreadsheet>
      <table:calculation-settings table:automatic-find-labels="false"/>
      <table:table table:name="MEM_VCC_SRC (BEFORE LM317)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tep-Up 5V-&gt;5~9V/0,5A</text:p>
          </table:table-cell>
          <table:covered-table-cell table:number-columns-repeated="5"/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t</text:p>
          </table:table-cell>
          <table:table-cell office:value-type="string" calcext:value-type="string">
            <text:p>t_on</text:p>
          </table:table-cell>
          <table:table-cell office:value-type="string" calcext:value-type="string">
            <text:p>t_of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xt. Transistor</text:p>
          </table:table-cell>
          <table:table-cell office:value-type="string" calcext:value-type="string">
            <text:p>Rsc</text:p>
          </table:table-cell>
          <table:table-cell table:number-columns-repeated="8"/>
        </table:table-row>
        <table:table-row table:style-name="ro1">
          <table:table-cell table:style-name="ce2" office:value-type="float" office:value="0.00000000068" calcext:value-type="float">
            <text:p>6,80E-10</text:p>
          </table:table-cell>
          <table:table-cell table:formula="of:=[.A4]*0.5/0.000035" office:value-type="float" office:value="0.00000971428571428571" calcext:value-type="float">
            <text:p>9,71428571428571E-06</text:p>
          </table:table-cell>
          <table:table-cell table:formula="of:=[.A4]*0.5/0.00022" office:value-type="float" office:value="0.00000154545454545455" calcext:value-type="float">
            <text:p>1,54545454545455E-06</text:p>
          </table:table-cell>
          <table:table-cell table:formula="of:=1/([.B4]+[.C4])" office:value-type="float" office:value="88811.9953863899" calcext:value-type="float">
            <text:p>88811,9953863899</text:p>
          </table:table-cell>
          <table:table-cell table:style-name="ce5" office:value-type="string" calcext:value-type="string">
            <text:p>IRLML6344TRPBF</text:p>
          </table:table-cell>
          <table:table-cell table:style-name="ce6" office:value-type="float" office:value="0.18" calcext:value-type="float">
            <text:p>0,18</text:p>
          </table:table-cell>
          <table:table-cell table:style-name="ce5" office:value-type="string" calcext:value-type="string">
            <text:p>CS1206-0R18-1%-HP</text:p>
          </table:table-cell>
          <table:table-cell table:number-columns-repeated="7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Vf</text:p>
          </table:table-cell>
          <table:table-cell office:value-type="string" calcext:value-type="string">
            <text:p>Vsat</text:p>
          </table:table-cell>
          <table:table-cell office:value-type="string" calcext:value-type="string">
            <text:p>t_on/t_off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_on</text:p>
          </table:table-cell>
          <table:table-cell office:value-type="string" calcext:value-type="string">
            <text:p>t_off</text:p>
          </table:table-cell>
          <table:table-cell table:number-columns-repeated="6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5" calcext:value-type="float">
            <text:p>0,5</text:p>
          </table:table-cell>
          <table:table-cell table:formula="of:=([.B7]+[.C7]-[.A7])/([.A7]-[.D7])" office:value-type="float" office:value="1" calcext:value-type="float">
            <text:p>1</text:p>
          </table:table-cell>
          <table:table-cell table:style-name="ce4" office:value-type="float" office:value="80000" calcext:value-type="float">
            <text:p>8,00E+04</text:p>
          </table:table-cell>
          <table:table-cell table:formula="of:=1/([.F7]*(1+1/[.E7]))" office:value-type="float" office:value="0.00000625" calcext:value-type="float">
            <text:p>6,25E-06</text:p>
          </table:table-cell>
          <table:table-cell table:formula="of:=1/([.F7]*(1+[.E7]))" office:value-type="float" office:value="0.00000625" calcext:value-type="float">
            <text:p>6,25E-06</text:p>
          </table:table-cell>
          <table:table-cell/>
          <table:table-cell office:value-type="string" calcext:value-type="string">
            <text:p>Simulation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Iout</text:p>
          </table:table-cell>
          <table:table-cell office:value-type="string" calcext:value-type="string">
            <text:p>IL_pk</text:p>
          </table:table-cell>
          <table:table-cell office:value-type="string" calcext:value-type="string">
            <text:p>t_on(max)</text:p>
          </table:table-cell>
          <table:table-cell office:value-type="string" calcext:value-type="string">
            <text:p>L_min</text:p>
          </table:table-cell>
          <table:table-cell office:value-type="string" calcext:value-type="string">
            <text:p>L</text:p>
          </table:table-cell>
          <table:table-cell table:number-columns-repeated="4"/>
          <table:table-cell office:value-type="string" calcext:value-type="string">
            <text:p>Uin</text:p>
          </table:table-cell>
          <table:table-cell office:value-type="string" calcext:value-type="string">
            <text:p>Iin</text:p>
          </table:table-cell>
          <table:table-cell office:value-type="string" calcext:value-type="string">
            <text:p>Uout</text:p>
          </table:table-cell>
          <table:table-cell office:value-type="string" calcext:value-type="string">
            <text:p>Iout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table:formula="of:=2*[.A10]*([.E7]+1)" office:value-type="float" office:value="2" calcext:value-type="float">
            <text:p>2</text:p>
          </table:table-cell>
          <table:table-cell office:value-type="float" office:value="0.0000069683908045977" calcext:value-type="float">
            <text:p>6,9683908045977E-06</text:p>
          </table:table-cell>
          <table:table-cell table:formula="of:=([.A7]-[.D7])/[.B10]*[.G7]" office:value-type="float" office:value="0.0000140625" calcext:value-type="float">
            <text:p>1,40625E-05</text:p>
          </table:table-cell>
          <table:table-cell office:value-type="string" calcext:value-type="string">
            <text:p>100u/1.5A</text:p>
          </table:table-cell>
          <table:table-cell table:style-name="ce5" office:value-type="string" calcext:value-type="string">
            <text:p>DE1207-100</text:p>
          </table:table-cell>
          <table:table-cell table:number-columns-repeated="3"/>
          <table:table-cell office:value-type="float" office:value="4.5" calcext:value-type="float">
            <text:p>4,5</text:p>
          </table:table-cell>
          <table:table-cell office:value-type="float" office:value="1.17" calcext:value-type="float">
            <text:p>1,17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formula="of:=[.L10]*[.M10]/([.J10]*[.K10])" office:value-type="float" office:value="0.854700854700855" calcext:value-type="float">
            <text:p>0,854700854700855</text:p>
          </table:table-cell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Cout</text:p>
          </table:table-cell>
          <table:table-cell office:value-type="string" calcext:value-type="string">
            <text:p>Vripple(Cout)</text:p>
          </table:table-cell>
          <table:table-cell office:value-type="string" calcext:value-type="string">
            <text:p>ESR</text:p>
          </table:table-cell>
          <table:table-cell office:value-type="string" calcext:value-type="string">
            <text:p>Vripple(ESR)</text:p>
          </table:table-cell>
          <table:table-cell table:number-columns-repeated="3"/>
          <table:table-cell office:value-type="string" calcext:value-type="string">
            <text:p>Cin</text:p>
          </table:table-cell>
          <table:table-cell table:number-columns-repeated="6"/>
        </table:table-row>
        <table:table-row table:style-name="ro1">
          <table:table-cell table:style-name="ce4" office:value-type="float" office:value="0.00047" calcext:value-type="float">
            <text:p>4,70E-04</text:p>
          </table:table-cell>
          <table:table-cell table:formula="of:=[.A10]*([.H7]+2*[.G7])^2/(2*[.A13]*1/[.F7])" office:value-type="float" office:value="0.0149601063829787" calcext:value-type="float">
            <text:p>0,014960106382979</text:p>
          </table:table-cell>
          <table:table-cell office:value-type="float" office:value="0.08" calcext:value-type="float">
            <text:p>0,08</text:p>
          </table:table-cell>
          <table:table-cell table:formula="of:=[.B10]*[.C13]" office:value-type="float" office:value="0.16" calcext:value-type="float">
            <text:p>0,16</text:p>
          </table:table-cell>
          <table:table-cell office:value-type="string" calcext:value-type="string">
            <text:p>470uF/25V 80mR</text:p>
          </table:table-cell>
          <table:table-cell table:style-name="ce5" office:value-type="string" calcext:value-type="string">
            <text:p>UCD1E471MNL1GS</text:p>
          </table:table-cell>
          <table:table-cell/>
          <table:table-cell table:style-name="ce5" office:value-type="string" calcext:value-type="string">
            <text:p>EEEFK1V101XP</text:p>
          </table:table-cell>
          <table:table-cell table:number-columns-repeated="6"/>
        </table:table-row>
        <table:table-row table:style-name="ro2">
          <table:table-cell table:number-columns-repeated="14"/>
        </table:table-row>
        <table:table-row table:style-name="ro1">
          <table:table-cell table:number-columns-repeated="4"/>
          <table:table-cell table:style-name="ce5"/>
          <table:table-cell table:number-columns-repeated="9"/>
        </table:table-row>
        <table:table-row table:style-name="ro2">
          <table:table-cell table:number-columns-repeated="14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Vctrl</text:p>
          </table:table-cell>
          <table:table-cell office:value-type="string" calcext:value-type="string">
            <text:p>Vout</text:p>
          </table:table-cell>
          <table:table-cell table:style-name="ce7" office:value-type="string" calcext:value-type="string">
            <text:p>Resolution (12-bit DAC)</text:p>
          </table:table-cell>
          <table:table-cell table:number-columns-repeated="7"/>
        </table:table-row>
        <table:table-row table:style-name="ro1">
          <table:table-cell office:value-type="float" office:value="1.25" calcext:value-type="float">
            <text:p>1,25</text:p>
          </table:table-cell>
          <table:table-cell table:style-name="ce2" office:value-type="float" office:value="22000" calcext:value-type="float">
            <text:p>2,20E+04</text:p>
          </table:table-cell>
          <table:table-cell table:style-name="ce2" office:value-type="float" office:value="3900" calcext:value-type="float">
            <text:p>3,90E+03</text:p>
          </table:table-cell>
          <table:table-cell table:style-name="ce2" office:value-type="float" office:value="11000" calcext:value-type="float">
            <text:p>1,10E+04</text:p>
          </table:table-cell>
          <table:table-cell office:value-type="float" office:value="0" calcext:value-type="float">
            <text:p>0</text:p>
          </table:table-cell>
          <table:table-cell table:formula="of:=(([.$A$18]/[.$C$18])-([.E18]-[.$A$18])/[.$D$18])*[.$B$18]+[.$A$18]" office:value-type="float" office:value="10.8012820512821" calcext:value-type="float">
            <text:p>10,8012820512821</text:p>
          </table:table-cell>
          <table:table-cell table:formula="of:=([.F18]-[.F19])/62" office:value-type="float" office:value="0.00161290322580645" calcext:value-type="float">
            <text:p>0,00161290322580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Should be MEM_VCC+3,75V at same Vctrl</text:p>
          </table:table-cell>
          <table:covered-table-cell/>
          <table:covered-table-cell table:style-name="ce1"/>
          <table:covered-table-cell table:style-name="ce5"/>
          <table:table-cell office:value-type="float" office:value="0.05" calcext:value-type="float">
            <text:p>0,05</text:p>
          </table:table-cell>
          <table:table-cell table:formula="of:=(([.$A$18]/[.$C$18])-([.E19]-[.$A$18])/[.$D$18])*[.$B$18]+[.$A$18]" office:value-type="float" office:value="10.7012820512821" calcext:value-type="float">
            <text:p>10,701282051282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1" calcext:value-type="float">
            <text:p>0,1</text:p>
          </table:table-cell>
          <table:table-cell table:formula="of:=(([.$A$18]/[.$C$18])-([.E20]-[.$A$18])/[.$D$18])*[.$B$18]+[.$A$18]" office:value-type="float" office:value="10.6012820512821" calcext:value-type="float">
            <text:p>10,601282051282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15" calcext:value-type="float">
            <text:p>0,15</text:p>
          </table:table-cell>
          <table:table-cell table:formula="of:=(([.$A$18]/[.$C$18])-([.E21]-[.$A$18])/[.$D$18])*[.$B$18]+[.$A$18]" office:value-type="float" office:value="10.5012820512821" calcext:value-type="float">
            <text:p>10,501282051282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2" calcext:value-type="float">
            <text:p>0,2</text:p>
          </table:table-cell>
          <table:table-cell table:formula="of:=(([.$A$18]/[.$C$18])-([.E22]-[.$A$18])/[.$D$18])*[.$B$18]+[.$A$18]" office:value-type="float" office:value="10.4012820512821" calcext:value-type="float">
            <text:p>10,401282051282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25" calcext:value-type="float">
            <text:p>0,25</text:p>
          </table:table-cell>
          <table:table-cell table:formula="of:=(([.$A$18]/[.$C$18])-([.E23]-[.$A$18])/[.$D$18])*[.$B$18]+[.$A$18]" office:value-type="float" office:value="10.3012820512821" calcext:value-type="float">
            <text:p>10,301282051282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3" calcext:value-type="float">
            <text:p>0,3</text:p>
          </table:table-cell>
          <table:table-cell table:formula="of:=(([.$A$18]/[.$C$18])-([.E24]-[.$A$18])/[.$D$18])*[.$B$18]+[.$A$18]" office:value-type="float" office:value="10.2012820512821" calcext:value-type="float">
            <text:p>10,201282051282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35" calcext:value-type="float">
            <text:p>0,35</text:p>
          </table:table-cell>
          <table:table-cell table:formula="of:=(([.$A$18]/[.$C$18])-([.E25]-[.$A$18])/[.$D$18])*[.$B$18]+[.$A$18]" office:value-type="float" office:value="10.1012820512821" calcext:value-type="float">
            <text:p>10,101282051282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4" calcext:value-type="float">
            <text:p>0,4</text:p>
          </table:table-cell>
          <table:table-cell table:formula="of:=(([.$A$18]/[.$C$18])-([.E26]-[.$A$18])/[.$D$18])*[.$B$18]+[.$A$18]" office:value-type="float" office:value="10.0012820512821" calcext:value-type="float">
            <text:p>10,001282051282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45" calcext:value-type="float">
            <text:p>0,45</text:p>
          </table:table-cell>
          <table:table-cell table:formula="of:=(([.$A$18]/[.$C$18])-([.E27]-[.$A$18])/[.$D$18])*[.$B$18]+[.$A$18]" office:value-type="float" office:value="9.90128205128205" calcext:value-type="float">
            <text:p>9,9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5" calcext:value-type="float">
            <text:p>0,5</text:p>
          </table:table-cell>
          <table:table-cell table:formula="of:=(([.$A$18]/[.$C$18])-([.E28]-[.$A$18])/[.$D$18])*[.$B$18]+[.$A$18]" office:value-type="float" office:value="9.80128205128205" calcext:value-type="float">
            <text:p>9,8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55" calcext:value-type="float">
            <text:p>0,55</text:p>
          </table:table-cell>
          <table:table-cell table:formula="of:=(([.$A$18]/[.$C$18])-([.E29]-[.$A$18])/[.$D$18])*[.$B$18]+[.$A$18]" office:value-type="float" office:value="9.70128205128205" calcext:value-type="float">
            <text:p>9,7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6" calcext:value-type="float">
            <text:p>0,6</text:p>
          </table:table-cell>
          <table:table-cell table:formula="of:=(([.$A$18]/[.$C$18])-([.E30]-[.$A$18])/[.$D$18])*[.$B$18]+[.$A$18]" office:value-type="float" office:value="9.60128205128205" calcext:value-type="float">
            <text:p>9,6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65" calcext:value-type="float">
            <text:p>0,65</text:p>
          </table:table-cell>
          <table:table-cell table:formula="of:=(([.$A$18]/[.$C$18])-([.E31]-[.$A$18])/[.$D$18])*[.$B$18]+[.$A$18]" office:value-type="float" office:value="9.50128205128205" calcext:value-type="float">
            <text:p>9,5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7" calcext:value-type="float">
            <text:p>0,7</text:p>
          </table:table-cell>
          <table:table-cell table:formula="of:=(([.$A$18]/[.$C$18])-([.E32]-[.$A$18])/[.$D$18])*[.$B$18]+[.$A$18]" office:value-type="float" office:value="9.40128205128205" calcext:value-type="float">
            <text:p>9,4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75" calcext:value-type="float">
            <text:p>0,75</text:p>
          </table:table-cell>
          <table:table-cell table:formula="of:=(([.$A$18]/[.$C$18])-([.E33]-[.$A$18])/[.$D$18])*[.$B$18]+[.$A$18]" office:value-type="float" office:value="9.30128205128205" calcext:value-type="float">
            <text:p>9,3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8" calcext:value-type="float">
            <text:p>0,8</text:p>
          </table:table-cell>
          <table:table-cell table:formula="of:=(([.$A$18]/[.$C$18])-([.E34]-[.$A$18])/[.$D$18])*[.$B$18]+[.$A$18]" office:value-type="float" office:value="9.20128205128205" calcext:value-type="float">
            <text:p>9,2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85" calcext:value-type="float">
            <text:p>0,85</text:p>
          </table:table-cell>
          <table:table-cell table:formula="of:=(([.$A$18]/[.$C$18])-([.E35]-[.$A$18])/[.$D$18])*[.$B$18]+[.$A$18]" office:value-type="float" office:value="9.10128205128205" calcext:value-type="float">
            <text:p>9,1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9" calcext:value-type="float">
            <text:p>0,9</text:p>
          </table:table-cell>
          <table:table-cell table:formula="of:=(([.$A$18]/[.$C$18])-([.E36]-[.$A$18])/[.$D$18])*[.$B$18]+[.$A$18]" office:value-type="float" office:value="9.00128205128205" calcext:value-type="float">
            <text:p>9,0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.95" calcext:value-type="float">
            <text:p>0,95</text:p>
          </table:table-cell>
          <table:table-cell table:formula="of:=(([.$A$18]/[.$C$18])-([.E37]-[.$A$18])/[.$D$18])*[.$B$18]+[.$A$18]" office:value-type="float" office:value="8.90128205128205" calcext:value-type="float">
            <text:p>8,9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(([.$A$18]/[.$C$18])-([.E38]-[.$A$18])/[.$D$18])*[.$B$18]+[.$A$18]" office:value-type="float" office:value="8.80128205128205" calcext:value-type="float">
            <text:p>8,8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05" calcext:value-type="float">
            <text:p>1,05</text:p>
          </table:table-cell>
          <table:table-cell table:formula="of:=(([.$A$18]/[.$C$18])-([.E39]-[.$A$18])/[.$D$18])*[.$B$18]+[.$A$18]" office:value-type="float" office:value="8.70128205128205" calcext:value-type="float">
            <text:p>8,7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1" calcext:value-type="float">
            <text:p>1,1</text:p>
          </table:table-cell>
          <table:table-cell table:formula="of:=(([.$A$18]/[.$C$18])-([.E40]-[.$A$18])/[.$D$18])*[.$B$18]+[.$A$18]" office:value-type="float" office:value="8.60128205128205" calcext:value-type="float">
            <text:p>8,6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15" calcext:value-type="float">
            <text:p>1,15</text:p>
          </table:table-cell>
          <table:table-cell table:formula="of:=(([.$A$18]/[.$C$18])-([.E41]-[.$A$18])/[.$D$18])*[.$B$18]+[.$A$18]" office:value-type="float" office:value="8.50128205128205" calcext:value-type="float">
            <text:p>8,5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2" calcext:value-type="float">
            <text:p>1,2</text:p>
          </table:table-cell>
          <table:table-cell table:formula="of:=(([.$A$18]/[.$C$18])-([.E42]-[.$A$18])/[.$D$18])*[.$B$18]+[.$A$18]" office:value-type="float" office:value="8.40128205128205" calcext:value-type="float">
            <text:p>8,4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5" office:value-type="float" office:value="1.25" calcext:value-type="float">
            <text:p>1,25</text:p>
          </table:table-cell>
          <table:table-cell table:style-name="ce5" table:formula="of:=(([.$A$18]/[.$C$18])-([.E43]-[.$A$18])/[.$D$18])*[.$B$18]+[.$A$18]" office:value-type="float" office:value="8.30128205128205" calcext:value-type="float">
            <text:p>8,3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3" calcext:value-type="float">
            <text:p>1,3</text:p>
          </table:table-cell>
          <table:table-cell table:formula="of:=(([.$A$18]/[.$C$18])-([.E44]-[.$A$18])/[.$D$18])*[.$B$18]+[.$A$18]" office:value-type="float" office:value="8.20128205128205" calcext:value-type="float">
            <text:p>8,2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35" calcext:value-type="float">
            <text:p>1,35</text:p>
          </table:table-cell>
          <table:table-cell table:formula="of:=(([.$A$18]/[.$C$18])-([.E45]-[.$A$18])/[.$D$18])*[.$B$18]+[.$A$18]" office:value-type="float" office:value="8.10128205128205" calcext:value-type="float">
            <text:p>8,1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4" calcext:value-type="float">
            <text:p>1,4</text:p>
          </table:table-cell>
          <table:table-cell table:formula="of:=(([.$A$18]/[.$C$18])-([.E46]-[.$A$18])/[.$D$18])*[.$B$18]+[.$A$18]" office:value-type="float" office:value="8.00128205128205" calcext:value-type="float">
            <text:p>8,0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45" calcext:value-type="float">
            <text:p>1,45</text:p>
          </table:table-cell>
          <table:table-cell table:formula="of:=(([.$A$18]/[.$C$18])-([.E47]-[.$A$18])/[.$D$18])*[.$B$18]+[.$A$18]" office:value-type="float" office:value="7.90128205128205" calcext:value-type="float">
            <text:p>7,9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5" calcext:value-type="float">
            <text:p>1,5</text:p>
          </table:table-cell>
          <table:table-cell table:formula="of:=(([.$A$18]/[.$C$18])-([.E48]-[.$A$18])/[.$D$18])*[.$B$18]+[.$A$18]" office:value-type="float" office:value="7.80128205128205" calcext:value-type="float">
            <text:p>7,8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55" calcext:value-type="float">
            <text:p>1,55</text:p>
          </table:table-cell>
          <table:table-cell table:formula="of:=(([.$A$18]/[.$C$18])-([.E49]-[.$A$18])/[.$D$18])*[.$B$18]+[.$A$18]" office:value-type="float" office:value="7.70128205128205" calcext:value-type="float">
            <text:p>7,7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6" calcext:value-type="float">
            <text:p>1,6</text:p>
          </table:table-cell>
          <table:table-cell table:formula="of:=(([.$A$18]/[.$C$18])-([.E50]-[.$A$18])/[.$D$18])*[.$B$18]+[.$A$18]" office:value-type="float" office:value="7.60128205128205" calcext:value-type="float">
            <text:p>7,6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65" calcext:value-type="float">
            <text:p>1,65</text:p>
          </table:table-cell>
          <table:table-cell table:formula="of:=(([.$A$18]/[.$C$18])-([.E51]-[.$A$18])/[.$D$18])*[.$B$18]+[.$A$18]" office:value-type="float" office:value="7.50128205128205" calcext:value-type="float">
            <text:p>7,5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7" calcext:value-type="float">
            <text:p>1,7</text:p>
          </table:table-cell>
          <table:table-cell table:formula="of:=(([.$A$18]/[.$C$18])-([.E52]-[.$A$18])/[.$D$18])*[.$B$18]+[.$A$18]" office:value-type="float" office:value="7.40128205128205" calcext:value-type="float">
            <text:p>7,4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75" calcext:value-type="float">
            <text:p>1,75</text:p>
          </table:table-cell>
          <table:table-cell table:formula="of:=(([.$A$18]/[.$C$18])-([.E53]-[.$A$18])/[.$D$18])*[.$B$18]+[.$A$18]" office:value-type="float" office:value="7.30128205128205" calcext:value-type="float">
            <text:p>7,3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8" calcext:value-type="float">
            <text:p>1,8</text:p>
          </table:table-cell>
          <table:table-cell table:formula="of:=(([.$A$18]/[.$C$18])-([.E54]-[.$A$18])/[.$D$18])*[.$B$18]+[.$A$18]" office:value-type="float" office:value="7.20128205128205" calcext:value-type="float">
            <text:p>7,2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85" calcext:value-type="float">
            <text:p>1,85</text:p>
          </table:table-cell>
          <table:table-cell table:formula="of:=(([.$A$18]/[.$C$18])-([.E55]-[.$A$18])/[.$D$18])*[.$B$18]+[.$A$18]" office:value-type="float" office:value="7.10128205128205" calcext:value-type="float">
            <text:p>7,1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9" calcext:value-type="float">
            <text:p>1,9</text:p>
          </table:table-cell>
          <table:table-cell table:formula="of:=(([.$A$18]/[.$C$18])-([.E56]-[.$A$18])/[.$D$18])*[.$B$18]+[.$A$18]" office:value-type="float" office:value="7.00128205128205" calcext:value-type="float">
            <text:p>7,0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.95" calcext:value-type="float">
            <text:p>1,95</text:p>
          </table:table-cell>
          <table:table-cell table:formula="of:=(([.$A$18]/[.$C$18])-([.E57]-[.$A$18])/[.$D$18])*[.$B$18]+[.$A$18]" office:value-type="float" office:value="6.90128205128205" calcext:value-type="float">
            <text:p>6,9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(([.$A$18]/[.$C$18])-([.E58]-[.$A$18])/[.$D$18])*[.$B$18]+[.$A$18]" office:value-type="float" office:value="6.80128205128205" calcext:value-type="float">
            <text:p>6,8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05" calcext:value-type="float">
            <text:p>2,05</text:p>
          </table:table-cell>
          <table:table-cell table:formula="of:=(([.$A$18]/[.$C$18])-([.E59]-[.$A$18])/[.$D$18])*[.$B$18]+[.$A$18]" office:value-type="float" office:value="6.70128205128205" calcext:value-type="float">
            <text:p>6,7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1" calcext:value-type="float">
            <text:p>2,1</text:p>
          </table:table-cell>
          <table:table-cell table:formula="of:=(([.$A$18]/[.$C$18])-([.E60]-[.$A$18])/[.$D$18])*[.$B$18]+[.$A$18]" office:value-type="float" office:value="6.60128205128205" calcext:value-type="float">
            <text:p>6,6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15" calcext:value-type="float">
            <text:p>2,15</text:p>
          </table:table-cell>
          <table:table-cell table:formula="of:=(([.$A$18]/[.$C$18])-([.E61]-[.$A$18])/[.$D$18])*[.$B$18]+[.$A$18]" office:value-type="float" office:value="6.50128205128205" calcext:value-type="float">
            <text:p>6,5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2" calcext:value-type="float">
            <text:p>2,2</text:p>
          </table:table-cell>
          <table:table-cell table:formula="of:=(([.$A$18]/[.$C$18])-([.E62]-[.$A$18])/[.$D$18])*[.$B$18]+[.$A$18]" office:value-type="float" office:value="6.40128205128205" calcext:value-type="float">
            <text:p>6,4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25" calcext:value-type="float">
            <text:p>2,25</text:p>
          </table:table-cell>
          <table:table-cell table:formula="of:=(([.$A$18]/[.$C$18])-([.E63]-[.$A$18])/[.$D$18])*[.$B$18]+[.$A$18]" office:value-type="float" office:value="6.30128205128205" calcext:value-type="float">
            <text:p>6,3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3" calcext:value-type="float">
            <text:p>2,3</text:p>
          </table:table-cell>
          <table:table-cell table:formula="of:=(([.$A$18]/[.$C$18])-([.E64]-[.$A$18])/[.$D$18])*[.$B$18]+[.$A$18]" office:value-type="float" office:value="6.20128205128205" calcext:value-type="float">
            <text:p>6,2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35" calcext:value-type="float">
            <text:p>2,35</text:p>
          </table:table-cell>
          <table:table-cell table:formula="of:=(([.$A$18]/[.$C$18])-([.E65]-[.$A$18])/[.$D$18])*[.$B$18]+[.$A$18]" office:value-type="float" office:value="6.10128205128205" calcext:value-type="float">
            <text:p>6,1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4" calcext:value-type="float">
            <text:p>2,4</text:p>
          </table:table-cell>
          <table:table-cell table:formula="of:=(([.$A$18]/[.$C$18])-([.E66]-[.$A$18])/[.$D$18])*[.$B$18]+[.$A$18]" office:value-type="float" office:value="6.00128205128205" calcext:value-type="float">
            <text:p>6,0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45" calcext:value-type="float">
            <text:p>2,45</text:p>
          </table:table-cell>
          <table:table-cell table:formula="of:=(([.$A$18]/[.$C$18])-([.E67]-[.$A$18])/[.$D$18])*[.$B$18]+[.$A$18]" office:value-type="float" office:value="5.90128205128205" calcext:value-type="float">
            <text:p>5,9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5" calcext:value-type="float">
            <text:p>2,5</text:p>
          </table:table-cell>
          <table:table-cell table:formula="of:=(([.$A$18]/[.$C$18])-([.E68]-[.$A$18])/[.$D$18])*[.$B$18]+[.$A$18]" office:value-type="float" office:value="5.80128205128205" calcext:value-type="float">
            <text:p>5,8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55" calcext:value-type="float">
            <text:p>2,55</text:p>
          </table:table-cell>
          <table:table-cell table:formula="of:=(([.$A$18]/[.$C$18])-([.E69]-[.$A$18])/[.$D$18])*[.$B$18]+[.$A$18]" office:value-type="float" office:value="5.70128205128205" calcext:value-type="float">
            <text:p>5,7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6" calcext:value-type="float">
            <text:p>2,6</text:p>
          </table:table-cell>
          <table:table-cell table:formula="of:=(([.$A$18]/[.$C$18])-([.E70]-[.$A$18])/[.$D$18])*[.$B$18]+[.$A$18]" office:value-type="float" office:value="5.60128205128205" calcext:value-type="float">
            <text:p>5,6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65" calcext:value-type="float">
            <text:p>2,65</text:p>
          </table:table-cell>
          <table:table-cell table:formula="of:=(([.$A$18]/[.$C$18])-([.E71]-[.$A$18])/[.$D$18])*[.$B$18]+[.$A$18]" office:value-type="float" office:value="5.50128205128205" calcext:value-type="float">
            <text:p>5,5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7" calcext:value-type="float">
            <text:p>2,7</text:p>
          </table:table-cell>
          <table:table-cell table:formula="of:=(([.$A$18]/[.$C$18])-([.E72]-[.$A$18])/[.$D$18])*[.$B$18]+[.$A$18]" office:value-type="float" office:value="5.40128205128205" calcext:value-type="float">
            <text:p>5,4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75" calcext:value-type="float">
            <text:p>2,75</text:p>
          </table:table-cell>
          <table:table-cell table:formula="of:=(([.$A$18]/[.$C$18])-([.E73]-[.$A$18])/[.$D$18])*[.$B$18]+[.$A$18]" office:value-type="float" office:value="5.30128205128205" calcext:value-type="float">
            <text:p>5,3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8" calcext:value-type="float">
            <text:p>2,8</text:p>
          </table:table-cell>
          <table:table-cell table:formula="of:=(([.$A$18]/[.$C$18])-([.E74]-[.$A$18])/[.$D$18])*[.$B$18]+[.$A$18]" office:value-type="float" office:value="5.20128205128205" calcext:value-type="float">
            <text:p>5,2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85" calcext:value-type="float">
            <text:p>2,85</text:p>
          </table:table-cell>
          <table:table-cell table:formula="of:=(([.$A$18]/[.$C$18])-([.E75]-[.$A$18])/[.$D$18])*[.$B$18]+[.$A$18]" office:value-type="float" office:value="5.10128205128205" calcext:value-type="float">
            <text:p>5,1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9" calcext:value-type="float">
            <text:p>2,9</text:p>
          </table:table-cell>
          <table:table-cell table:formula="of:=(([.$A$18]/[.$C$18])-([.E76]-[.$A$18])/[.$D$18])*[.$B$18]+[.$A$18]" office:value-type="float" office:value="5.00128205128205" calcext:value-type="float">
            <text:p>5,0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2.95" calcext:value-type="float">
            <text:p>2,95</text:p>
          </table:table-cell>
          <table:table-cell table:formula="of:=(([.$A$18]/[.$C$18])-([.E77]-[.$A$18])/[.$D$18])*[.$B$18]+[.$A$18]" office:value-type="float" office:value="4.90128205128205" calcext:value-type="float">
            <text:p>4,9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(([.$A$18]/[.$C$18])-([.E78]-[.$A$18])/[.$D$18])*[.$B$18]+[.$A$18]" office:value-type="float" office:value="4.80128205128205" calcext:value-type="float">
            <text:p>4,8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.05" calcext:value-type="float">
            <text:p>3,05</text:p>
          </table:table-cell>
          <table:table-cell table:formula="of:=(([.$A$18]/[.$C$18])-([.E79]-[.$A$18])/[.$D$18])*[.$B$18]+[.$A$18]" office:value-type="float" office:value="4.70128205128205" calcext:value-type="float">
            <text:p>4,7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.1" calcext:value-type="float">
            <text:p>3,1</text:p>
          </table:table-cell>
          <table:table-cell table:formula="of:=(([.$A$18]/[.$C$18])-([.E80]-[.$A$18])/[.$D$18])*[.$B$18]+[.$A$18]" office:value-type="float" office:value="4.60128205128205" calcext:value-type="float">
            <text:p>4,6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.15" calcext:value-type="float">
            <text:p>3,15</text:p>
          </table:table-cell>
          <table:table-cell table:formula="of:=(([.$A$18]/[.$C$18])-([.E81]-[.$A$18])/[.$D$18])*[.$B$18]+[.$A$18]" office:value-type="float" office:value="4.50128205128205" calcext:value-type="float">
            <text:p>4,5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.2" calcext:value-type="float">
            <text:p>3,2</text:p>
          </table:table-cell>
          <table:table-cell table:formula="of:=(([.$A$18]/[.$C$18])-([.E82]-[.$A$18])/[.$D$18])*[.$B$18]+[.$A$18]" office:value-type="float" office:value="4.40128205128205" calcext:value-type="float">
            <text:p>4,4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.25" calcext:value-type="float">
            <text:p>3,25</text:p>
          </table:table-cell>
          <table:table-cell table:formula="of:=(([.$A$18]/[.$C$18])-([.E83]-[.$A$18])/[.$D$18])*[.$B$18]+[.$A$18]" office:value-type="float" office:value="4.30128205128205" calcext:value-type="float">
            <text:p>4,30128205128205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3.3" calcext:value-type="float">
            <text:p>3,3</text:p>
          </table:table-cell>
          <table:table-cell table:formula="of:=(([.$A$18]/[.$C$18])-([.E84]-[.$A$18])/[.$D$18])*[.$B$18]+[.$A$18]" office:value-type="float" office:value="4.20128205128205" calcext:value-type="float">
            <text:p>4,2012820512820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.00.0000</text:date>, <text:time style:data-style-name="N2" text:time-value="02:27:46.187596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9T02:28:00.146027871</dc:date>
    <meta:editing-duration>PT23H18M6S</meta:editing-duration>
    <meta:editing-cycles>27</meta:editing-cycles>
    <meta:generator>LibreOffice/5.2.6.2$Linux_X86_64 LibreOffice_project/20m0$Build-2</meta:generator>
    <meta:document-statistic meta:table-count="1" meta:cell-count="211" meta:object-count="0"/>
  </office:meta>
</office:document-meta>
</file>